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Calibri1"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En-tête">
      <style:paragraph-properties fo:text-align="center" style:justify-single-word="false"/>
    </style:style>
    <style:style style:name="P2" style:family="paragraph" style:parent-style-name="Standard">
      <style:paragraph-properties fo:break-before="page"/>
      <style:text-properties style:font-name="Calibri"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3" style:family="paragraph" style:parent-style-name="Normal">
      <style:paragraph-properties fo:break-before="page"/>
    </style:style>
    <style:style style:name="P4" style:family="paragraph" style:parent-style-name="Standard">
      <style:paragraph-properties fo:text-align="justify" style:justify-single-word="false"/>
      <style:text-properties style:font-name="Calibri" fo:font-size="20pt" style:font-size-asian="20pt" style:font-size-complex="20pt"/>
    </style:style>
    <style:style style:name="P5" style:family="paragraph" style:parent-style-name="Standard">
      <style:paragraph-properties fo:text-align="justify" style:justify-single-word="false"/>
      <style:text-properties style:font-name="Calibri"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style:font-name="Calibri" fo:font-size="54pt" fo:font-weight="bold" style:font-size-asian="54pt" style:font-weight-asian="bold" style:font-size-complex="54pt" style:font-weight-complex="bold"/>
    </style:style>
    <style:style style:name="P7" style:family="paragraph" style:parent-style-name="Standard">
      <style:paragraph-properties fo:text-align="center" style:justify-single-word="false"/>
      <style:text-properties style:font-name="Calibri" fo:font-size="54pt" fo:font-weight="bold" style:font-size-asian="54pt" style:font-weight-asian="bold" style:font-size-complex="54pt" style:font-weight-complex="bold"/>
    </style:style>
    <style:style style:name="P8" style:family="paragraph" style:parent-style-name="Standard">
      <style:paragraph-properties fo:text-align="justify" style:justify-single-word="false"/>
      <style:text-properties style:font-name="Calibri" fo:font-size="36pt" fo:font-weight="bold" style:font-size-asian="36pt" style:font-weight-asian="bold" style:font-size-complex="36pt" style:font-weight-complex="bold"/>
    </style:style>
    <style:style style:name="P9" style:family="paragraph" style:parent-style-name="Standard">
      <style:paragraph-properties fo:text-align="center" style:justify-single-word="false"/>
      <style:text-properties style:font-name="Calibri" fo:font-size="32pt" fo:font-weight="bold" style:font-size-asian="32pt" style:font-weight-asian="bold" style:font-size-complex="32pt" style:font-weight-complex="bold"/>
    </style:style>
    <style:style style:name="P10" style:family="paragraph" style:parent-style-name="Standard">
      <style:paragraph-properties fo:text-align="justify" style:justify-single-word="false"/>
      <style:text-properties style:font-name="Calibri" fo:font-size="32pt" fo:font-weight="bold" style:font-size-asian="32pt" style:font-weight-asian="bold" style:font-size-complex="32pt" style:font-weight-complex="bold"/>
    </style:style>
    <style:style style:name="P11" style:family="paragraph" style:parent-style-name="Standard">
      <style:paragraph-properties fo:text-align="center" style:justify-single-word="false"/>
      <style:text-properties style:font-name="Calibri"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 fo:font-size="15pt" fo:font-weight="bold" style:font-size-asian="15pt" style:font-weight-asian="bold" style:font-size-complex="15pt" style:font-weight-complex="bold"/>
    </style:style>
    <style:style style:name="P13" style:family="paragraph" style:parent-style-name="Standard">
      <style:paragraph-properties fo:text-align="justify" style:justify-single-word="false"/>
      <style:text-properties style:font-name="Calibri" fo:font-size="22pt" style:font-size-asian="22pt" style:font-size-complex="22pt"/>
    </style:style>
    <style:style style:name="P14" style:family="paragraph" style:parent-style-name="Standard">
      <style:text-properties style:font-name="Calibri"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justify" style:justify-single-word="false"/>
      <style:text-properties style:font-name="Calibri"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6" style:family="paragraph" style:parent-style-name="Standard">
      <style:paragraph-properties fo:text-align="end" style:justify-single-word="false"/>
      <style:text-properties style:font-name="Calibri" fo:font-size="16pt" style:font-size-asian="16pt" style:font-size-complex="16pt"/>
    </style:style>
    <style:style style:name="P17" style:family="paragraph" style:parent-style-name="Standard">
      <style:paragraph-properties fo:text-align="justify" style:justify-single-word="false"/>
      <style:text-properties style:font-name="Calibri" fo:font-size="16pt" style:font-size-asian="16pt" style:font-size-complex="16pt"/>
    </style:style>
    <style:style style:name="P18" style:family="paragraph" style:parent-style-name="Standard">
      <style:text-properties style:font-name="Calibri" fo:font-size="14pt" style:font-size-asian="14pt" style:font-size-complex="14pt"/>
    </style:style>
    <style:style style:name="P19" style:family="paragraph" style:parent-style-name="Standard">
      <style:paragraph-properties fo:text-align="justify" style:justify-single-word="false"/>
      <style:text-properties style:font-name="Calibri" fo:font-size="14pt" style:font-size-asian="14pt" style:font-size-complex="14pt"/>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justify" style:justify-single-word="false"/>
      <style:text-properties fo:color="#000000" style:font-name="Calibri" fo:font-size="14pt" style:font-name-asian="Times New Roman" style:font-size-asian="14pt" style:font-name-complex="Times New Roman" style:font-size-complex="14pt"/>
    </style:style>
    <style:style style:name="P23" style:family="paragraph" style:parent-style-name="Standard">
      <style:paragraph-properties fo:text-align="justify" style:justify-single-word="false"/>
      <style:text-properties fo:color="#000000" style:font-name="Calibri"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4" style:family="paragraph" style:parent-style-name="Standard">
      <style:paragraph-properties fo:text-align="justify" style:justify-single-word="false"/>
      <style:text-properties fo:color="#000000" style:font-name="Calibri"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25" style:family="paragraph" style:parent-style-name="Table_20_Contents">
      <style:paragraph-properties fo:text-align="center" style:justify-single-word="false"/>
      <style:text-properties style:font-name="Calibri" fo:font-size="22pt" style:font-size-asian="22pt" style:font-size-complex="22pt"/>
    </style:style>
    <style:style style:name="P26" style:family="paragraph" style:parent-style-name="Default">
      <style:text-properties style:font-name="Calibri" fo:font-size="14pt" style:font-name-asian="Calibri1" style:font-size-asian="14pt" style:font-name-complex="Calibri1" style:font-size-complex="14pt"/>
    </style:style>
    <style:style style:name="P27" style:family="paragraph" style:parent-style-name="Default">
      <style:paragraph-properties fo:text-align="justify" style:justify-single-word="false"/>
      <style:text-properties style:font-name="Calibri" fo:font-size="14pt" style:font-name-asian="Calibri1" style:font-size-asian="14pt" style:font-name-complex="Calibri1" style:font-size-complex="14pt"/>
    </style:style>
    <style:style style:name="P28" style:family="paragraph" style:parent-style-name="Default" style:list-style-name="L3">
      <style:text-properties style:font-name="Calibri" fo:font-size="14pt" style:text-underline-style="solid" style:text-underline-width="auto" style:text-underline-color="font-color" style:text-underline-mode="continuous" style:text-overline-mode="continuous" style:text-line-through-mode="continuous" style:font-name-asian="Calibri1" style:font-size-asian="14pt" style:font-name-complex="Calibri1" style:font-size-complex="14pt"/>
    </style:style>
    <style:style style:name="P29" style:family="paragraph" style:parent-style-name="Default" style:list-style-name="L4"/>
    <style:style style:name="P30" style:family="paragraph" style:parent-style-name="Heading_20_2">
      <style:paragraph-properties fo:text-align="justify" style:justify-single-word="false"/>
      <style:text-properties fo:color="#000000" style:font-name="Calibri" fo:font-size="15pt" fo:font-weight="normal" style:font-name-asian="Times New Roman" style:font-size-asian="15pt" style:font-weight-asian="normal" style:font-name-complex="Times New Roman" style:font-size-complex="14pt" style:font-weight-complex="normal"/>
    </style:style>
    <style:style style:name="P31" style:family="paragraph" style:parent-style-name="Standard" style:master-page-name="MP0">
      <style:paragraph-properties fo:text-align="justify" style:justify-single-word="false" style:page-number="auto" fo:break-before="page"/>
    </style:style>
    <style:style style:name="P32" style:family="paragraph" style:parent-style-name="Standard" style:list-style-name="L2">
      <style:text-properties fo:color="#000000" style:font-name="Calibri"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font-weight-asian="bold" style:font-name-complex="Times New Roman" style:font-size-complex="14pt" style:font-weight-complex="bold"/>
    </style:style>
    <style:style style:name="P33" style:family="paragraph" style:parent-style-name="Standard" style:list-style-name="L6">
      <style:paragraph-properties fo:text-align="justify" style:justify-single-word="false"/>
      <style:text-properties fo:color="#000000" style:font-name="Calibri" fo:font-size="14pt" style:text-underline-style="solid" style:text-underline-width="auto" style:text-underline-color="font-color" fo:font-weight="bold" style:text-underline-mode="continuous" style:text-overline-mode="continuous" style:text-line-through-mode="continuous" style:font-name-asian="Times New Roman" style:font-size-asian="14pt" style:font-weight-asian="bold" style:font-name-complex="Times New Roman" style:font-size-complex="14pt" style:font-weight-complex="bold"/>
    </style:style>
    <style:style style:name="P34" style:family="paragraph" style:parent-style-name="Standard" style:list-style-name="L7">
      <style:paragraph-properties fo:text-align="justify" style:justify-single-word="false"/>
      <style:text-properties fo:color="#000000" style:font-name="Calibri"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5" style:family="paragraph" style:parent-style-name="Standard" style:list-style-name="L8">
      <style:paragraph-properties fo:text-align="justify" style:justify-single-word="false"/>
      <style:text-properties fo:color="#000000" style:font-name="Calibri"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36" style:family="paragraph" style:parent-style-name="Standard">
      <style:paragraph-properties fo:text-align="justify" style:justify-single-word="false"/>
      <style:text-properties fo:color="#000000" style:font-name="Calibri"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37" style:family="paragraph" style:parent-style-name="Standard">
      <style:paragraph-properties fo:text-align="justify" style:justify-single-word="false"/>
      <style:text-properties fo:color="#000000" style:font-name="Calibri" fo:font-size="14pt" style:font-name-asian="Times New Roman" style:font-size-asian="14pt" style:font-name-complex="Times New Roman" style:font-size-complex="14pt"/>
    </style:style>
    <style:style style:name="P38" style:family="paragraph" style:parent-style-name="Standard">
      <style:paragraph-properties fo:text-align="justify" style:justify-single-word="false"/>
      <style:text-properties fo:color="#000000" style:font-name="Calibri" fo:font-size="15pt" style:font-name-asian="Times New Roman" style:font-size-asian="15pt" style:font-name-complex="Times New Roman" style:font-size-complex="14pt"/>
    </style:style>
    <style:style style:name="P39" style:family="paragraph" style:parent-style-name="Standard">
      <style:paragraph-properties fo:text-align="justify" style:justify-single-word="false"/>
      <style:text-properties style:font-name="Calibri"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40" style:family="paragraph" style:parent-style-name="Standard">
      <style:paragraph-properties fo:text-align="justify" style:justify-single-word="false"/>
    </style:style>
    <style:style style:name="P41" style:family="paragraph" style:parent-style-name="Standard" style:list-style-name="L1">
      <style:paragraph-properties fo:text-align="justify" style:justify-single-word="false" fo:break-before="page"/>
      <style:text-properties style:font-name="Calibri"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2" style:family="paragraph" style:parent-style-name="Standard" style:list-style-name="L5">
      <style:paragraph-properties fo:text-align="justify" style:justify-single-word="false" fo:break-before="pag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style:font-name="Calibri" fo:font-size="20pt" style:font-size-asian="20pt" style:font-size-complex="20pt"/>
    </style:style>
    <style:style style:name="T2" style:family="text">
      <style:text-properties style:font-name="Calibri" fo:font-size="20pt" style:font-size-asian="20pt" style:font-size-complex="20pt" style:language-complex="ar" style:country-complex="SA"/>
    </style:style>
    <style:style style:name="T3" style:family="text">
      <style:text-properties style:font-name="Calibri"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4" style:family="text">
      <style:text-properties style:font-name="Calibri" fo:font-size="22pt" style:font-size-asian="22pt" style:font-size-complex="22pt"/>
    </style:style>
    <style:style style:name="T5" style:family="text">
      <style:text-properties style:font-name="Calibri" fo:font-size="16pt" fo:font-weight="bold" style:font-size-asian="16pt" style:font-weight-asian="bold" style:font-size-complex="16pt" style:font-weight-complex="bold"/>
    </style:style>
    <style:style style:name="T6" style:family="text">
      <style:text-properties style:font-name="Calibri" fo:font-size="16pt" style:font-size-asian="16pt" style:font-size-complex="16pt"/>
    </style:style>
    <style:style style:name="T7" style:family="text">
      <style:text-properties style:font-name="Calibri"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style:font-name="Calibri"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9" style:family="text">
      <style:text-properties style:font-name="Calibri" fo:font-size="14pt" style:font-size-asian="14pt" style:font-size-complex="14pt"/>
    </style:style>
    <style:style style:name="T10" style:family="text">
      <style:text-properties style:font-name="Calibri" fo:font-size="14pt" fo:font-style="italic" style:font-size-asian="14pt" style:font-style-asian="italic" style:font-size-complex="14pt" style:font-style-complex="italic"/>
    </style:style>
    <style:style style:name="T11" style:family="text">
      <style:text-properties style:font-name="Calibri" fo:font-size="14pt" style:font-name-asian="Calibri1" style:font-size-asian="14pt" style:font-name-complex="Calibri1" style:font-size-complex="14pt"/>
    </style:style>
    <style:style style:name="T12" style:family="text">
      <style:text-properties style:font-name="Calibri" fo:font-size="14pt" style:font-name-asian="Calibri1" style:font-size-asian="14pt" style:font-name-complex="Calibri1" style:font-size-complex="14pt" style:font-weight-complex="bold"/>
    </style:style>
    <style:style style:name="T13" style:family="text">
      <style:text-properties style:font-name="Calibri" fo:font-size="14pt" style:text-underline-style="solid" style:text-underline-width="auto" style:text-underline-color="font-color" style:text-underline-mode="continuous" style:text-overline-mode="continuous" style:text-line-through-mode="continuous" style:font-name-asian="Calibri1" style:font-size-asian="14pt" style:font-name-complex="Calibri1" style:font-size-complex="14pt"/>
    </style:style>
    <style:style style:name="T14" style:family="text">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5" style:family="text">
      <style:text-properties style:font-name="Calibri"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6" style:family="text">
      <style:text-properties style:font-name="Calibri" fo:font-size="14pt" fo:font-weight="bold" style:font-size-asian="14pt" style:font-weight-asian="bold" style:font-size-complex="14pt" style:font-weight-complex="bold"/>
    </style:style>
    <style:style style:name="T17" style:family="text">
      <style:text-properties style:font-name="Calibri" fo:font-size="14pt" fo:font-weight="bold" style:font-size-asian="14pt" style:font-weight-asian="bold" style:font-size-complex="14pt" style:language-complex="ar" style:country-complex="SA" style:font-weight-complex="bold"/>
    </style:style>
    <style:style style:name="T18" style:family="text">
      <style:text-properties style:font-name="Calibri" fo:font-size="14pt" fo:background-color="#ffff00" style:font-size-asian="14pt" style:font-size-complex="14pt"/>
    </style:style>
    <style:style style:name="T19" style:family="text">
      <style:text-properties fo:color="#000000" style:font-name="Calibri" fo:font-size="14pt" style:font-name-asian="Times New Roman" style:font-size-asian="14pt" style:font-name-complex="Times New Roman" style:font-size-complex="14pt"/>
    </style:style>
    <style:style style:name="T20" style:family="text">
      <style:text-properties fo:color="#000000" style:font-name="Calibri" fo:font-size="14pt" fo:font-style="italic" style:font-name-asian="Times New Roman" style:font-size-asian="14pt" style:font-style-asian="italic" style:font-name-complex="Times New Roman" style:font-size-complex="14pt" style:font-style-complex="italic"/>
    </style:style>
    <style:style style:name="T21" style:family="text">
      <style:text-properties fo:color="#000000" style:font-name="Calibri" fo:font-size="14pt" fo:font-weight="bold" style:font-name-asian="Times New Roman" style:font-size-asian="14pt" style:font-weight-asian="bold" style:font-name-complex="Times New Roman" style:font-size-complex="14pt" style:font-weight-complex="bold"/>
    </style:style>
    <style:style style:name="T22" style:family="text">
      <style:text-properties fo:color="#000000" style:font-name="Calibri" fo:font-size="14pt" fo:background-color="#ffff00" style:font-name-asian="Times New Roman" style:font-size-asian="14pt" style:font-name-complex="Times New Roman" style:font-size-complex="14pt"/>
    </style:style>
    <style:style style:name="T23" style:family="text">
      <style:text-properties fo:color="#000000" style:font-name="Calibri" fo:font-size="14pt" style:text-underline-style="solid" style:text-underline-width="auto" style:text-underline-color="font-color" style:font-name-asian="Times New Roman" style:font-size-asian="14pt" style:font-name-complex="Times New Roman" style:font-size-complex="14pt"/>
    </style:style>
    <style:style style:name="T24" style:family="text">
      <style:text-properties fo:color="#000000" style:font-name="Calibri" fo:font-size="14pt" style:text-underline-style="none" style:font-name-asian="Times New Roman" style:font-size-asian="14pt" style:font-name-complex="Times New Roman" style:font-size-complex="14pt"/>
    </style:style>
    <style:style style:name="T25" style:family="text">
      <style:text-properties style:text-position="super 64%" style:font-name="Calibri" fo:font-size="14pt" style:font-size-asian="14pt" style:font-size-complex="14pt"/>
    </style:style>
    <style:style style:name="T26" style:family="text">
      <style:text-properties fo:font-weight="normal"/>
    </style:style>
    <style:style style:name="T27" style:family="text">
      <style:text-properties fo:font-weight="normal" style:font-weight-asian="normal" style:font-weight-complex="normal"/>
    </style:style>
    <style:style style:name="T28" style:family="text">
      <style:text-properties style:font-weight-asian="normal"/>
    </style:style>
    <style:style style:name="T29" style:family="text">
      <style:text-properties style:font-weight-complex="normal"/>
    </style:style>
    <style:style style:name="T30" style:family="text">
      <style:text-properties fo:background-color="#ffff00"/>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WW_5f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3">
        <style:list-level-properties/>
      </text:list-level-style-number>
      <text:list-level-style-number text:level="2" text:style-name="WW_5f_CharLFO2LVL2"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3LVL1" style:num-suffix="." style:num-format="1" text:start-value="3">
        <style:list-level-properties/>
      </text:list-level-style-number>
      <text:list-level-style-number text:level="2" text:style-name="WW_5f_CharLFO3LVL2" style:num-suffix="." style:num-format="1" text:display-levels="2">
        <style:list-level-properties/>
      </text:list-level-style-number>
      <text:list-level-style-number text:level="3" text:style-name="WW_5f_CharLFO3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4LVL1" style:num-suffix="." style:num-format="1" text:start-value="3">
        <style:list-level-properties/>
      </text:list-level-style-number>
      <text:list-level-style-number text:level="2" text:style-name="WW_5f_CharLFO4LVL2" style:num-suffix="." style:num-format="1" text:display-levels="2">
        <style:list-level-properties/>
      </text:list-level-style-number>
      <text:list-level-style-number text:level="3" text:style-name="WW_5f_CharLFO4LVL3" style:num-suffix="."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5LVL1" style:num-suffix="." style:num-format="1" text:start-value="3">
        <style:list-level-properties/>
      </text:list-level-style-number>
      <text:list-level-style-number text:level="2" text:style-name="WW_5f_CharLFO5LVL2" style:num-suffix="." style:num-format="1" text:start-value="2"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6LVL1" style:num-suffix="." style:num-format="1" text:start-value="2">
        <style:list-level-properties/>
      </text:list-level-style-number>
      <text:list-level-style-number text:level="2" text:style-name="WW_5f_CharLFO6LVL2" style:num-suffix="." style:num-format="1" text:start-value="3"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7LVL1" style:num-suffix="." style:num-format="1" text:start-value="2">
        <style:list-level-properties/>
      </text:list-level-style-number>
      <text:list-level-style-number text:level="2" text:style-name="WW_5f_CharLFO7LVL2" style:num-suffix="." style:num-format="1" text:start-value="3" text:display-levels="2">
        <style:list-level-properties/>
      </text:list-level-style-number>
      <text:list-level-style-number text:level="3" text:style-name="WW_5f_CharLFO7LV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WW_5f_CharLFO8LVL1" style:num-suffix="." style:num-format="1" text:start-value="2">
        <style:list-level-properties/>
      </text:list-level-style-number>
      <text:list-level-style-number text:level="2" text:style-name="WW_5f_CharLFO8LVL2" style:num-suffix="." style:num-format="1" text:start-value="3" text:display-levels="2">
        <style:list-level-properties/>
      </text:list-level-style-number>
      <text:list-level-style-number text:level="3" text:style-name="WW_5f_CharLFO8LVL3" style:num-suffix="." style:num-format="1" text:start-value="2"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images1" text:anchor-type="paragraph" svg:x="12.22cm" svg:y="-1.111cm" svg:width="4.995cm" style:rel-width="scale" svg:height="3.242cm" style:rel-height="scale" draw:z-index="0"><draw:image/></draw:frame><text:span text:style-name="Police_20_par_20_défaut"><text:span text:style-name="T1">Bucquet Anthony</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line-break/></text:span></text:span><text:span text:style-name="Police_20_par_20_défaut"><text:span text:style-name="T1">Grippari Guillaume</text:span></text:span><text:span text:style-name="Police_20_par_20_défaut"><text:span text:style-name="T1"><text:tab/></text:span></text:span><text:span text:style-name="Police_20_par_20_défaut"><text:span text:style-name="T1"><text:tab/></text:span></text:span><text:span text:style-name="Police_20_par_20_défaut"><text:span text:style-name="T1"><text:tab/></text:span></text:span><text:span text:style-name="Police_20_par_20_défaut"><text:span text:style-name="T1"><text:tab/> <text:s text:c="5"/></text:span></text:span><text:span text:style-name="Police_20_par_20_défaut"><text:span text:style-name="T1"><text:line-break/></text:span></text:span><text:span text:style-name="Police_20_par_20_défaut"><text:span text:style-name="T1">Hamon Gwénaëlle</text:span></text:span></text:p>
      <text:p text:style-name="P4">Lataud Quentin<text:tab/><text:tab/><text:tab/><text:tab/><text:tab/><text:tab/> <text:s text:c="8"/>31 Mai 2011</text:p>
      <text:p text:style-name="P4">Turin Arnaud</text:p>
      <text:p text:style-name="P4"/>
      <text:p text:style-name="P6"/>
      <text:p text:style-name="P7">Rapport de<text:line-break/>Projet de Groupe</text:p>
      <text:p text:style-name="P6"><text:s/></text:p>
      <text:p text:style-name="P8"/>
      <text:p text:style-name="P9">Animation 3D en cristallographie</text:p>
      <text:p text:style-name="P11">Janvier – Mai 2011</text:p>
      <text:p text:style-name="P12"/>
      <text:p text:style-name="P5"/>
      <text:p text:style-name="P10"/>
      <text:p text:style-name="P20"><text:span text:style-name="Police_20_par_20_défaut"><text:span text:style-name="T3">Encadrant :</text:span></text:span><text:span text:style-name="Police_20_par_20_défaut"><text:span text:style-name="T4"> Thierry Duffar</text:span></text:span></text:p>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
      <table:table table:name="Tableau1" table:style-name="Tableau1">
        <table:table-column table:style-name="Tableau1.A"/>
        <table:table-row>
          <table:table-cell table:style-name="Tableau1.A1" office:value-type="string">
            <text:p text:style-name="P25">Sommaire</text:p>
          </table:table-cell>
        </table:table-row>
      </table:table>
      <text:p text:style-name="P13"/>
      <text:p text:style-name="P13"/>
      <text:p text:style-name="P21"><text:a xlink:type="simple" xlink:href="#intro|region" office:target-frame-name="_top" xlink:show="replace"><text:span text:style-name="Police_20_par_20_défaut"><text:span text:style-name="T5">1. INTRODUCTION</text:span></text:span></text:a><text:a xlink:type="simple" xlink:href="#intro|region" office:target-frame-name="_top" xlink:show="replace"><text:span text:style-name="Police_20_par_20_défaut"><text:span text:style-name="T6">..........................................................................4</text:span></text:span></text:a></text:p>
      <text:p text:style-name="P21"><text:span text:style-name="Police_20_par_20_défaut"><text:span text:style-name="T7">2.</text:span></text:span><text:span text:style-name="Police_20_par_20_défaut"><text:span text:style-name="T7"> ETAT DE L'ART</text:span></text:span><text:span text:style-name="Police_20_par_20_défaut"><text:span text:style-name="T8">..................................virer..................................x</text:span></text:span></text:p>
      <text:p text:style-name="P21"><text:span text:style-name="Police_20_par_20_défaut"><text:span text:style-name="T5">3. ETUDES PRELIMINAIRES</text:span></text:span><text:span text:style-name="Police_20_par_20_défaut"><text:span text:style-name="T6">..........................................................x</text:span></text:span></text:p>
      <text:p text:style-name="P16">3.1. Cahier des charges..............................................................x<text:line-break/>3.1.1. Objectifs.......................................................................x<text:line-break/>3.1.2. Contraintes...................................................................x</text:p>
      <text:p text:style-name="P16">3.2. Etat de l'art........................................................................x</text:p>
      <text:p text:style-name="P16">3.3. Outils...................................................................................x</text:p>
      <text:p text:style-name="P16">3.2.1. Choix de la méthode d'affichage 3D............................x</text:p>
      <text:p text:style-name="P16">3.2.2. Langage de programmation.........................................x</text:p>
      <text:p text:style-name="P16">3.2.3. Budget..........................................................................x</text:p>
      <text:p text:style-name="P21"><text:span text:style-name="Police_20_par_20_défaut"><text:span text:style-name="T5">4. REALISATION</text:span></text:span><text:span text:style-name="Police_20_par_20_défaut"><text:span text:style-name="T6">.............................................................................x</text:span></text:span></text:p>
      <text:p text:style-name="P21"><text:span text:style-name="Police_20_par_20_défaut"><text:span text:style-name="T6">4.1 Répartition des tâches................................................</text:span></text:span><text:span text:style-name="Police_20_par_20_défaut"><text:span text:style-name="T6">........x</text:span></text:span><text:span text:style-name="Police_20_par_20_défaut"><text:span text:style-name="T6"><text:line-break/></text:span></text:span><text:span text:style-name="Police_20_par_20_défaut"><text:span text:style-name="T6">4.2. Description de la réalisation...............................................x</text:span></text:span><text:span text:style-name="Police_20_par_20_défaut"><text:span text:style-name="T6"><text:line-break/></text:span></text:span><text:span text:style-name="Police_20_par_20_défaut"><text:span text:style-name="T6">4.2.1. Choix..........................................................................x</text:span></text:span><text:span text:style-name="Police_20_par_20_défaut"><text:span text:style-name="T6"><text:line-break/></text:span></text:span><text:span text:style-name="Police_20_par_20_défaut"><text:span text:style-name="T6">4.2.2. Problèmes rencontrés................................................</text:span></text:span><text:span text:style-name="Police_20_par_20_défaut"><text:span text:style-name="T6">x</text:span></text:span><text:span text:style-name="Police_20_par_20_défaut"><text:span text:style-name="T6"><text:line-break/></text:span></text:span><text:span text:style-name="Police_20_par_20_défaut"><text:span text:style-name="T5">5. RESULTATS</text:span></text:span><text:span text:style-name="Police_20_par_20_défaut"><text:span text:style-name="T6">................................................................................x</text:span></text:span><text:span text:style-name="Police_20_par_20_défaut"><text:span text:style-name="T6"><text:line-break/></text:span></text:span><text:span text:style-name="Police_20_par_20_défaut"><text:span text:style-name="T6">5.1. Objectifs atteints................................................................x</text:span></text:span><text:span text:style-name="Police_20_par_20_défaut"><text:span text:style-name="T6"><text:line-break/></text:span></text:span><text:span text:style-name="Police_20_par_20_défaut"><text:span text:style-name="T6">5.2. Améliorations possibles...........................................</text:span></text:span><text:span text:style-name="Police_20_par_20_défaut"><text:span text:style-name="T6">..........x</text:span></text:span><text:span text:style-name="Police_20_par_20_défaut"><text:span text:style-name="T6"><text:line-break/></text:span></text:span><text:span text:style-name="Police_20_par_20_défaut"><text:span text:style-name="T5">6. GESTION DE PROJET.....</text:span></text:span><text:span text:style-name="Police_20_par_20_défaut"><text:span text:style-name="T6">...........................................................x</text:span></text:span></text:p>
      <text:p text:style-name="P21"><text:span text:style-name="Police_20_par_20_défaut"><text:span text:style-name="T5">7. CONCLUSION</text:span></text:span><text:span text:style-name="Police_20_par_20_défaut"><text:span text:style-name="T6">.............................................................................x</text:span></text:span></text:p>
      <text:p text:style-name="P21"><text:span text:style-name="Police_20_par_20_défaut"><text:span text:style-name="T5">8. BIBLIOGRAPHIE</text:span></text:span><text:span text:style-name="Police_20_par_20_défaut"><text:span text:style-name="T6">..................................................................... 16</text:span></text:span></text:p>
      <text:p text:style-name="P21"><text:span text:style-name="Police_20_par_20_défaut"><text:span text:style-name="T5">9. ANNEXES</text:span></text:span><text:span text:style-name="Police_20_par_20_défaut"><text:span text:style-name="T6">................................................................................ 17</text:span></text:span></text:p>
      <text:p text:style-name="P17"/>
      <text:p text:style-name="P17"/>
      <text:p text:style-name="P13"/>
      <text:p text:style-name="P14"/>
      <text:p text:style-name="P2">1. Introduction :<text:line-break/></text:p>
      <text:p text:style-name="P19"><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0"><text:span text:style-name="Police_20_par_20_défaut"><text:span text:style-name="T9">Ainsi, nous avons dû constituer un groupe d'étudiants qui avaient les mêmes goûts et qui pourraient donc s'entendre pour le choix d'un sujet de projet. Ainsi, nous nous sommes vite mis d'accord sur un sujet proposé par Thierry Duffa</text:span></text:span><text:span text:style-name="Police_20_par_20_défaut"><text:span text:style-name="T9">r : </text:span></text:span><text:span text:style-name="Police_20_par_20_défaut"><text:span text:style-name="T10">Animation 3D en cristallographie</text:span></text:span><text:span text:style-name="Police_20_par_20_défaut"><text:span text:style-name="T9">.</text:span></text:span></text:p>
      <text:p text:style-name="P19"><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9"/>
      <text:p text:style-name="P20"><text:span text:style-name="Police_20_par_20_défaut"><text:span text:style-name="T9">Afin de comprendre la démarche que nous avons utilisée pour mener ce projet à son terme, notre rapport se structure de la façon suivante </text:span></text:span><text:span text:style-name="Police_20_par_20_défaut"><text:span text:style-name="T9">:</text:span></text:span></text:p>
      <text:p text:style-name="P2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5"/>
      <text:list xml:id="list35271931" text:style-name="L1">
        <text:list-item>
          <text:p text:style-name="P41"><text:s/>Etudes préliminaires :</text:p>
        </text:list-item>
      </text:list>
      <text:p text:style-name="P22"/>
      <text:p text:style-name="P22"><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2"/>
      <text:p text:style-name="P22"/>
      <text:p text:style-name="P22"/>
      <text:list xml:id="list35271696" text:style-name="L2">
        <text:list-item>
          <text:list>
            <text:list-item>
              <text:p text:style-name="P32">. Cahier des charges :</text:p>
            </text:list-item>
          </text:list>
        </text:list-item>
      </text:list>
      <text:p text:style-name="P18"/>
      <text:list xml:id="list35296194" text:style-name="L3">
        <text:list-item>
          <text:list>
            <text:list-item>
              <text:list>
                <text:list-item>
                  <text:p text:style-name="P28">Objectifs :</text:p>
                </text:list-item>
              </text:list>
            </text:list-item>
          </text:list>
        </text:list-item>
      </text:list>
      <text:p text:style-name="P26"/>
      <text:p text:style-name="Default"><text:span text:style-name="Police_20_par_20_défaut"><text:span text:style-name="T11"><text:tab/>L’objectif principal de notre projet est d’afficher, à l’aide d’un rétroprojecteur, des cristaux en 3D, pour les cours de cristallographie de Phelma. L'idéal serait de</text:span></text:span><text:span text:style-name="Police_20_par_20_défaut"><text:span text:style-name="T11"> pouvoir afficher le plus possible de mailles différentes, si possible un nombre illimité, choisies par l'enseignant. </text:span></text:span><text:span text:style-name="Police_20_par_20_défaut"><text:span text:style-name="T12">L'idée est de créer un programme ou une vidéo, que l'enseignant pourrait diffuser, montrant le cristal qu'il souhai</text:span></text:span><text:span text:style-name="Police_20_par_20_défaut"><text:span text:style-name="T11">te. Les cristaux devron</text:span></text:span><text:span text:style-name="Police_20_par_20_défaut"><text:span text:style-name="T11">t pouvoir être tournés pour voir selon différents angles de façon fluide.</text:span></text:span></text:p>
      <text:p text:style-name="P26"><text:tab/>Pour une meilleure visibilité, il serait préférable de pouvoir modifier certaines options, comme la taille des particules, ou leur couleur. Il devra bien entendu être simple d'utilisation.</text:p>
      <text:p text:style-name="P26"/>
      <text:list xml:id="list35291951" text:style-name="L4">
        <text:list-item>
          <text:list>
            <text:list-item>
              <text:list>
                <text:list-item>
                  <text:p text:style-name="P29"><text:span text:style-name="Police_20_par_20_défaut"><text:span text:style-name="T13">Contraintes :</text:span></text:span><text:span text:style-name="Police_20_par_20_défaut"><text:span text:style-name="T16"><text:line-break/></text:span></text:span></text:p>
                </text:list-item>
              </text:list>
            </text:list-item>
          </text:list>
        </text:list-item>
      </text:list>
      <text:p text:style-name="P27"><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2"/>
      <text:p text:style-name="P22"/>
      <text:list xml:id="list35278861" text:style-name="L5">
        <text:list-item>
          <text:list>
            <text:list-item>
              <text:p text:style-name="P42">Etat de l'art :</text:p>
            </text:list-item>
          </text:list>
        </text:list-item>
      </text:list>
      <text:p text:style-name="P23"/>
      <text:p text:style-name="P22"><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2"/>
      <text:list xml:id="list35268714" text:style-name="L6">
        <text:list-item>
          <text:list>
            <text:list-item>
              <text:p text:style-name="P33">Outils :</text:p>
            </text:list-item>
          </text:list>
        </text:list-item>
      </text:list>
      <text:p text:style-name="P22"/>
      <text:list xml:id="list35279823" text:style-name="L7">
        <text:list-item>
          <text:list>
            <text:list-item>
              <text:list>
                <text:list-item>
                  <text:p text:style-name="P34">Méthodes d'affichage 3D :</text:p>
                </text:list-item>
              </text:list>
            </text:list-item>
          </text:list>
        </text:list-item>
      </text:list>
      <text:p text:style-name="P22">Nos premières recherches se sont tournées vers les différentes techniques d'affichage en trois dimensions, afin de choisir la plus adaptée à notre cahier des charges et à nos compétences.</text:p>
      <text:p text:style-name="P22">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
      <text:p text:style-name="P22">Il restait alors plusieurs méthodes d'affichage en trois dimensions :</text:p>
      <text:p text:style-name="P22"/>
      <text:p text:style-name="P24">La séparation chromatique :</text:p>
      <text:p text:style-name="P2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0"><text:span text:style-name="Police_20_par_20_défaut"><text:span text:style-name="T19">La séparation chromatique consiste à décaler légèrement une image par rapport à elle-même, en créant un anaglyphe: une des images sera à dominante rouge, et l'autre à dominante cyan. L'obse</text:span></text:span><text:span text:style-name="Police_20_par_20_défaut"><text:span text:style-name="T19">rvateur, lui, met des lunettes dont un verre est rouge, l'autre cyan, ce qui lui permet d'observer deux images différentes avec les deux yeux, et ainsi de recréer l'illusion de profondeur. Cet affichage est faisable en programmation grâce à une bibliothèqu</text:span></text:span><text:span text:style-name="Police_20_par_20_défaut"><text:span text:style-name="T19">e 3D, nommée OpenGL.</text:span></text:span></text:p>
      <text:p text:style-name="P22"/>
      <text:p text:style-name="P22"/>
      <text:p text:style-name="P24"><text:soft-page-break/>Le papier holographique :</text:p>
      <text:p text:style-name="P20"><text:span text:style-name="Police_20_par_20_défaut"><text:span text:style-name="T19">Le principe est de réussir à imprimer un papier capable de générer des interférences, de sorte que l'image observée varie selon l'angle d'observation. Cette méthode est notamment utilisée <text:s/>sur les cartes bl</text:span></text:span><text:span text:style-name="Police_20_par_20_défaut"><text:span text:style-name="T19">eues. Voir </text:span></text:span><text:span text:style-name="Police_20_par_20_défaut"><text:span text:style-name="T20">schéma 1</text:span></text:span><text:span text:style-name="Police_20_par_20_défaut"><text:span text:style-name="T19"> ci-contre.</text:span></text:span></text:p>
      <text:p text:style-name="P22">Sa réalisation est cependant très difficile et nécessite des outils et des matériaux spécifiques dont Phelma ne disposait pas. De plus, cette méthode ne permettait pas de pouvoir tourner les images à notre guise, ou de modifier des paramètres.</text:p>
      <text:p text:style-name="P22"/>
      <text:p text:style-name="P22"/>
      <text:p text:style-name="P24">La polarisation de la lumière :</text:p>
      <text:p text:style-name="P22">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2"/>
      <text:p text:style-name="P22"/>
      <text:p text:style-name="P22">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3"/>
      <text:list xml:id="list35284487" text:style-name="L8">
        <text:list-item>
          <text:list>
            <text:list-item>
              <text:list>
                <text:list-item>
                  <text:p text:style-name="P35">Langage de programmation :</text:p>
                </text:list-item>
              </text:list>
            </text:list-item>
          </text:list>
        </text:list-item>
      </text:list>
      <text:p text:style-name="P23"/>
      <text:p text:style-name="P24">Langage C et Code::Blocks:</text:p>
      <text:p text:style-name="P20"><text:span text:style-name="Police_20_par_20_défaut"><text:span text:style-name="T19">La réalisation de ce projet nécessitait tout d'abord de choisir un langage de programmation adapté, mais surtout que nous étions capables de manipuler. N'ayant étudié que le langage </text:span></text:span><text:span text:style-name="Police_20_par_20_défaut"><text:span text:style-name="T19">C, nous avons vite décidé d'utiliser le langage C. Etant donné que nos PC étaient tous sous Windows, nous avons utilisé le logiciel Code::Blocks, qui fournit une interface permettant de programmer, de compiler et de débuguer sous Windows. Mais la librairie</text:span></text:span><text:span text:style-name="Police_20_par_20_défaut"><text:span text:style-name="T19"> Windows n'accepte pas le C, nous avons dû utiliser le compilateur C++.</text:span></text:span></text:p>
      <text:p text:style-name="P22"/>
      <text:p text:style-name="P24">Bibliothèque OpenGL :</text:p>
      <text:p text:style-name="P20"><text:span text:style-name="Police_20_par_20_défaut"><text:span text:style-name="T19">Afin de générer des mailles en 2D et en 3D, nous avons dû utiliser une librairie spéciale qui permet de concevoir des applications générant des images : OpenGL </text:span></text:span><text:span text:style-name="Police_20_par_20_défaut"><text:span text:style-name="T19">(</text:span></text:span><text:span text:style-name="Police_20_par_20_défaut"><text:span text:style-name="T21">Open</text:span></text:span><text:span text:style-name="Police_20_par_20_défaut"><text:span text:style-name="T19"> </text:span></text:span><text:span text:style-name="Police_20_par_20_défaut"><text:span text:style-name="T21">G</text:span></text:span><text:span text:style-name="Police_20_par_20_défaut"><text:span text:style-name="T19">raphics </text:span></text:span><text:span text:style-name="Police_20_par_20_défaut"><text:span text:style-name="T21">L</text:span></text:span><text:span text:style-name="Police_20_par_20_défaut"><text:span text:style-name="T19">ibrary). Elle utilise les représentations de la géométrie projective, et regroupe environ 250 fonctions différentes qui peuvent être utilisées pour afficher </text:span></text:span><text:soft-page-break/><text:span text:style-name="Police_20_par_20_défaut"><text:span text:style-name="T19">des images tridimensionnelles complexes à partir d'images 2D. Elle est utilisée pour</text:span></text:span><text:span text:style-name="Police_20_par_20_défaut"><text:span text:style-name="T19"> la majorité des applications scientifiques, industrielles ou artistiques, ainsi que dans l'industrie du jeu vidéo.</text:span></text:span></text:p>
      <text:p text:style-name="P22"/>
      <text:p text:style-name="P20"><text:span text:style-name="Police_20_par_20_défaut"><text:span text:style-name="T15">3.2.</text:span></text:span><text:span text:style-name="Police_20_par_20_défaut"><text:span text:style-name="T9"> </text:span></text:span><text:span text:style-name="Police_20_par_20_défaut"><text:span text:style-name="T15">Description de la réalisation</text:span></text:span></text:p>
      <text:p text:style-name="P19"/>
      <text:p text:style-name="P20"><text:span text:style-name="Police_20_par_20_défaut"><text:span text:style-name="T14">3.2.1.</text:span></text:span><text:span text:style-name="Police_20_par_20_défaut"><text:span text:style-name="T9"> </text:span></text:span><text:span text:style-name="Police_20_par_20_défaut"><text:span text:style-name="T14">Choix</text:span></text:span></text:p>
      <text:p text:style-name="P19"/>
      <text:p text:style-name="P19">Notre programme est séparé en 3 grandes parties : la lecture des fichiers .cif, la représentation des mailles décrites dans ces fichiers et l’interface du logiciel.</text:p>
      <text:p text:style-name="P19"/>
      <text:p text:style-name="P39">Lecture des fichiers .cif:</text:p>
      <text:p text:style-name="P20"><text:span text:style-name="Police_20_par_20_défaut"><text:span text:style-name="T9">Après avoir longtemps cherché à réutiliser les programmes déjà existants qui pouvaient générer des mailles en 2D et proposait les options dont nous avions besoins, nous avons finalement conclu qu'aucun ne pouvait être compatible avec notre code : en effet, nous n'avons pas trouvé de code source de ces logiciels, et aucun d'entre eux ne généraient des fichiers que l'on pouvait exploiter. Ainsi, nous nous sommes finalement résolus à recommencer nous même tout le programme, à l'aide des fichers .cif : chaque fichier correspond à une maille caractéristique (NaCl par exemple, ou la blende ZnS). Ceux-ci sont en libre accès sur internet et contiennent de nombreuses informations nécessaires à construire cette maille. Notre but était alors de lire ces informations et en sélectionnant uniquement celles qui nous intéressaient. Nous devions ensuite à partir des informations de symétrie lue, calculer la position de chaque atome et la mettre en mémoire dans un type maille, qui est ensuite utilisé pour afficher la maille. Pour la structure maille, nous avons choisi de ranger les atomes dans un octree. C’est un arbre à 8 branches, les atomes y sont rangés en fonction de leur position dans l’espace. </text:span></text:span><text:span text:style-name="Police_20_par_20_défaut"><text:span text:style-name="T18">// A compléter par quelqu'un qui sait ce qu'est un octree</text:span></text:span></text:p>
      <text:p text:style-name="P19"/>
      <text:p text:style-name="P39">Représentation des mailles :</text:p>
      <text:p text:style-name="P19">Elle s’est séparée en 2 sous parties : d’une part le dessin en 3D de la maille, d'autre part, la gestion d’une caméra mobile.</text:p>
      <text:p text:style-name="P20"><text:span text:style-name="Police_20_par_20_défaut"><text:span text:style-name="T9">Pour ces 2 parties, nous avons choisi de créer d’abord un ensemble de fonctions de géométrie de base, avec tous les opérateurs vectoriels et matriciels en dimension 4 (la 4</text:span></text:span><text:span text:style-name="Police_20_par_20_défaut"><text:span text:style-name="T25">e</text:span></text:span><text:span text:style-name="Police_20_par_20_défaut"><text:span text:style-name="T9"> dimension sert à gérer les transformations affines, comme les translations). Cet ensemble de fonctions nous a servi à la fois pour les dessins et pour les mouvements de la caméra.</text:span></text:span></text:p>
      <text:p text:style-name="P19">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text:soft-page-break/>peut faire varier pour chaque type d’atome. Nous avons enfin créé les anaglyphes à partir du dessin, en associant 2 caméras légèrement décalées et en associant le rouge ou le bleu à chaque image.</text:p>
      <text:p text:style-name="P19">Pour la partie caméra, après avoir hésité entre les 2 types de mobilité les plus utilisées, à savoir Freefly et Trackball, nous avons décidé de faire les 2 et de laisser le choix à l’utilisateur d’utiliser l’une ou l’autre. Une caméra Freefly a un déplacement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19"/>
      <text:p text:style-name="P39">L’interface :</text:p>
      <text:p text:style-name="P19">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19"/>
      <text:p text:style-name="P19">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19"/>
      <text:p text:style-name="P20"><text:span text:style-name="Police_20_par_20_défaut"><text:span text:style-name="T14">3.2.2. Problèmes rencontrés</text:span></text:span></text:p>
      <text:p text:style-name="P22"/>
      <text:p text:style-name="P24">Difficultés de départ :</text:p>
      <text:p text:style-name="P22">La première difficulté était de se mettre à coder, pour la plus part des membres du groupe le langage C était quelque chose de tout nouveau, il a donc fallu apprendre par nous-même, sur des sites internet et entre nous. Nous avons donc mis du temps à démarrer et être efficace.</text:p>
      <text:p text:style-name="P22">La deuxième difficulté était de coder à 5 sur un même programme. Nous avons réglé très vite le problème en utilisant un serveur commun (svn) qui nous permettait de partager nos codes et de compléter le code des autres, même depuis chez nous, ce qui s’est avéré vraiment très pratique.</text:p>
      <text:p text:style-name="P22"/>
      <text:p text:style-name="P24">Difficultés dans le code :</text:p>
      <text:p text:style-name="P22">Nous avons rencontré beaucoup de problèmes dans le code, nous allons ici énoncer les principaux.</text:p>
      <text:p text:style-name="P22"/>
      <text:p text:style-name="P20"><text:span text:style-name="Police_20_par_20_défaut"><text:span text:style-name="T24">- La lecture de fichier :</text:span></text:span><text:span text:style-name="Police_20_par_20_défaut"><text:span text:style-name="T19"> </text:span></text:span><text:span text:style-name="Police_20_par_20_défaut"><text:span text:style-name="T22">//A compléter par Gunther et/ou Antho.</text:span></text:span></text:p>
      <text:p text:style-name="P20"><text:span text:style-name="Police_20_par_20_défaut"><text:span text:style-name="T22"/></text:span></text:p>
      <text:p text:style-name="P22">- Les fonctions géométrie :</text:p>
      <text:p text:style-name="P22">La difficulté en géométrie était d’effectuer des changements de repère - en <text:soft-page-break/>translation, en rotation, en changeant les angles entre les vecteurs et 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2">La caméra s’est faite sans trop de difficultés.</text:p>
      <text:p text:style-name="P20"><text:span text:style-name="Police_20_par_20_défaut"><text:span text:style-name="T19">La gestion de l’interface a posé, par contre, beaucoup de problème. D’abord dans la création de tous les boutons et ensuite dans leur association à leurs évènements respectifs. </text:span></text:span><text:span text:style-name="Police_20_par_20_défaut"><text:span text:style-name="T22">//A compléter rapidement par Antho.</text:span></text:span></text:p>
      <text:p text:style-name="P22"/>
      <text:p text:style-name="P24">Difficulté d’organisation :</text:p>
      <text:p text:style-name="P22">Nous avons eu aussi beaucoup de mal à évaluer le temps que nous prendrait chaque parties, beaucoup nous ont pris plus de temps que prévu. Peut-être avions-nous choisi des méthodes trop compliquées parfois. C’est pourquoi le projet n’est pas encore tout à fait fini à l’heure où nous écrivons.</text:p>
      <text:p text:style-name="P22"/>
      <text:p text:style-name="P22">Le créneau attribué a posé aussi problème, le Lundi matin est un moment sacré pour la plus part des membres du groupe. <text:span text:style-name="T30">//A virer</text:span></text:p>
      <text:p text:style-name="P22"/>
      <text:p text:style-name="P38"><text:span text:style-name="T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Calibri1"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3LVL2" style:display-name="WW_CharLFO3LVL2" style:family="text">
      <style:text-properties style:text-underline-style="solid" style:text-underline-width="auto" style:text-underline-color="font-color" style:text-underline-mode="continuous" style:text-overline-mode="continuous" style:text-line-through-mode="continuous"/>
    </style:style>
    <style:style style:name="WW_5f_CharLFO3LVL3" style:display-name="WW_CharLFO3LVL3"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text-underline-style="solid" style:text-underline-width="auto" style:text-underline-color="font-color" style:text-underline-mode="continuous" style:text-overline-mode="continuous" style:text-line-through-mode="continuous"/>
    </style:style>
    <style:style style:name="WW_5f_CharLFO4LVL2" style:display-name="WW_CharLFO4LVL2" style:family="text">
      <style:text-properties style:text-underline-style="solid" style:text-underline-width="auto" style:text-underline-color="font-color" style:text-underline-mode="continuous" style:text-overline-mode="continuous" style:text-line-through-mode="continuous"/>
    </style:style>
    <style:style style:name="WW_5f_CharLFO4LVL3" style:display-name="WW_CharLFO4LVL3" style:family="text">
      <style:text-properties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text-underline-style="solid" style:text-underline-width="auto" style:text-underline-color="font-color" style:text-underline-mode="continuous" style:text-overline-mode="continuous" style:text-line-through-mode="continuous"/>
    </style:style>
    <style:style style:name="WW_5f_CharLFO8LVL3" style:display-name="WW_CharLFO8LVL3" style:family="text">
      <style:text-properties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nimation 3D en cristallographie</text:p>
        <text:p text:style-name="MP1">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dc:creator>ha gwen</dc:creator>
    <meta:creation-date>2011-05-21T13:24:00Z</meta:creation-date>
    <dc:date>2011-05-22T15:44:58.93</dc:date>
    <meta:editing-cycles>7</meta:editing-cycles>
    <meta:editing-duration>PT06H22M15S</meta:editing-duration>
    <meta:document-statistic meta:table-count="1" meta:image-count="1" meta:object-count="0" meta:page-count="10" meta:paragraph-count="88" meta:word-count="2465" meta:character-count="16955"/>
    <meta:template xlink:type="simple" xlink:actuate="onRequest" xlink:title="" xlink:href="../SVN/Rapports/Rapport%20de%20projet%20-%2020mai.odt/Normal"/>
  </office:meta>
</office:document-meta>
</file>